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Kreon" svg:font-family="Kre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Kreon" fo:font-size="13pt" style:font-size-asian="13pt" style:font-size-complex="13pt"/>
    </style:style>
    <style:style style:name="P2" style:family="paragraph" style:parent-style-name="Standard">
      <style:paragraph-properties fo:line-height="115%"/>
      <style:text-properties style:font-name="Kreon" fo:font-size="13pt" officeooo:paragraph-rsid="00047756" style:font-size-asian="13pt" style:font-size-complex="13pt"/>
    </style:style>
    <style:style style:name="P3" style:family="paragraph" style:parent-style-name="Standard">
      <style:paragraph-properties fo:line-height="115%" fo:text-align="justify" style:justify-single-word="false"/>
      <style:text-properties style:font-name="Kreon" fo:font-size="13pt" officeooo:paragraph-rsid="00047756" style:font-size-asian="13pt" style:font-size-complex="13pt"/>
    </style:style>
    <style:style style:name="P4" style:family="paragraph" style:parent-style-name="Standard" style:list-style-name="L1">
      <style:paragraph-properties fo:line-height="115%" fo:text-align="justify" style:justify-single-word="false"/>
      <style:text-properties style:font-name="Kreon" fo:font-size="13pt" officeooo:paragraph-rsid="00047756" style:font-size-asian="13pt" style:font-size-complex="13pt"/>
    </style:style>
    <style:style style:name="P5" style:family="paragraph" style:parent-style-name="Standard">
      <style:paragraph-properties fo:line-height="115%" fo:text-align="justify" style:justify-single-word="false"/>
      <style:text-properties style:font-name="Kreon" fo:font-size="13pt" officeooo:paragraph-rsid="0007f3ec" style:font-size-asian="13pt" style:font-size-complex="13pt"/>
    </style:style>
    <style:style style:name="P6" style:family="paragraph" style:parent-style-name="Standard">
      <style:paragraph-properties fo:line-height="115%" fo:text-align="justify" style:justify-single-word="false"/>
      <style:text-properties style:font-name="Kreon" fo:font-size="13pt" officeooo:paragraph-rsid="000a7183" style:font-size-asian="13pt" style:font-size-complex="13pt"/>
    </style:style>
    <style:style style:name="P7" style:family="paragraph" style:parent-style-name="Standard">
      <style:text-properties style:font-name="Kreon" fo:font-size="13pt" officeooo:rsid="00047756" officeooo:paragraph-rsid="00047756" style:font-size-asian="13pt" style:font-size-complex="13pt"/>
    </style:style>
    <style:style style:name="P8" style:family="paragraph" style:parent-style-name="Standard">
      <style:paragraph-properties fo:line-height="115%" fo:text-align="justify" style:justify-single-word="false"/>
      <style:text-properties style:font-name="Kreon" fo:font-size="13pt" officeooo:rsid="00047756" officeooo:paragraph-rsid="00047756" style:font-size-asian="13pt" style:font-size-complex="13pt"/>
    </style:style>
    <style:style style:name="P9" style:family="paragraph" style:parent-style-name="Standard">
      <style:text-properties style:font-name="Kreon" fo:font-size="13pt" officeooo:rsid="00064ec5" officeooo:paragraph-rsid="00064ec5" style:font-size-asian="13pt" style:font-size-complex="13pt"/>
    </style:style>
    <style:style style:name="P10" style:family="paragraph" style:parent-style-name="Standard" style:list-style-name="L1">
      <style:paragraph-properties fo:line-height="115%" fo:text-align="justify" style:justify-single-word="false"/>
      <style:text-properties style:font-name="Kreon" fo:font-size="13pt" officeooo:rsid="00064ec5" officeooo:paragraph-rsid="0007f3ec" style:font-size-asian="13pt" style:font-size-complex="13pt"/>
    </style:style>
    <style:style style:name="P11" style:family="paragraph" style:parent-style-name="Standard">
      <style:paragraph-properties fo:line-height="115%"/>
      <style:text-properties style:font-name="Kreon" fo:font-size="13pt" officeooo:rsid="0007f3ec" officeooo:paragraph-rsid="000a7183" style:font-size-asian="13pt" style:font-size-complex="13pt"/>
    </style:style>
    <style:style style:name="P12" style:family="paragraph" style:parent-style-name="Standard">
      <style:paragraph-properties fo:line-height="115%" fo:text-align="justify" style:justify-single-word="false"/>
      <style:text-properties style:font-name="Kreon" fo:font-size="13pt" officeooo:rsid="0007f3ec" officeooo:paragraph-rsid="000a7183" style:font-size-asian="13pt" style:font-size-complex="13pt"/>
    </style:style>
    <style:style style:name="P13" style:family="paragraph" style:parent-style-name="Standard">
      <style:paragraph-properties fo:line-height="115%" fo:text-align="justify" style:justify-single-word="false"/>
      <style:text-properties style:font-name="Kreon" fo:font-size="13pt" fo:font-weight="normal" officeooo:paragraph-rsid="000c1bff" style:font-size-asian="13pt" style:font-weight-asian="normal" style:font-size-complex="13pt" style:font-weight-complex="normal"/>
    </style:style>
    <style:style style:name="P14" style:family="paragraph" style:parent-style-name="Standard">
      <style:paragraph-properties fo:line-height="115%" fo:text-align="justify" style:justify-single-word="false"/>
      <style:text-properties style:font-name="Kreon" fo:font-size="13pt" fo:font-weight="normal" officeooo:paragraph-rsid="000de7dd" style:font-size-asian="13pt" style:font-weight-asian="normal" style:font-size-complex="13pt" style:font-weight-complex="normal"/>
    </style:style>
    <style:style style:name="P15" style:family="paragraph" style:parent-style-name="Standard">
      <style:paragraph-properties fo:line-height="115%" fo:text-align="justify" style:justify-single-word="false"/>
      <style:text-properties style:font-name="Kreon" fo:font-size="13pt" fo:font-weight="normal" officeooo:paragraph-rsid="000e40ff" style:font-size-asian="13pt" style:font-weight-asian="normal" style:font-size-complex="13pt" style:font-weight-complex="normal"/>
    </style:style>
    <style:style style:name="P16" style:family="paragraph" style:parent-style-name="Standard">
      <style:paragraph-properties fo:line-height="115%" fo:text-align="justify" style:justify-single-word="false"/>
      <style:text-properties style:font-name="Kreon" fo:font-size="13pt" fo:font-weight="normal" officeooo:rsid="000c1bff" officeooo:paragraph-rsid="000c1bff" style:font-size-asian="11.3500003814697pt" style:font-weight-asian="normal" style:font-size-complex="13pt" style:font-weight-complex="normal"/>
    </style:style>
    <style:style style:name="P17" style:family="paragraph" style:parent-style-name="Standard">
      <style:paragraph-properties fo:text-align="center" style:justify-single-word="false"/>
      <style:text-properties style:font-name="Kreon" fo:font-size="26pt" fo:font-weight="bold" style:font-size-asian="26pt" style:font-weight-asian="bold" style:font-size-complex="26pt" style:font-weight-complex="bold"/>
    </style:style>
    <style:style style:name="P18" style:family="paragraph" style:parent-style-name="Standard">
      <style:paragraph-properties fo:line-height="115%" fo:text-align="justify" style:justify-single-word="false"/>
      <style:text-properties style:font-name="Kreon" fo:font-size="14pt" fo:font-weight="bold" officeooo:paragraph-rsid="000a7183" style:font-size-asian="14pt" style:font-weight-asian="bold" style:font-size-complex="14pt" style:font-weight-complex="bold"/>
    </style:style>
    <style:style style:name="P19" style:family="paragraph" style:parent-style-name="Standard">
      <style:paragraph-properties fo:line-height="115%" fo:text-align="justify" style:justify-single-word="false"/>
      <style:text-properties style:font-name="Kreon" fo:font-size="14pt" fo:font-weight="bold" officeooo:paragraph-rsid="000de7d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09cd88" style:font-weight-asian="bold" style:font-weight-complex="bold"/>
    </style:style>
    <style:style style:name="T4" style:family="text">
      <style:text-properties fo:font-weight="bold" officeooo:rsid="000de7dd" style:font-weight-asian="bold" style:font-weight-complex="bold"/>
    </style:style>
    <style:style style:name="T5" style:family="text">
      <style:text-properties officeooo:rsid="00064ec5"/>
    </style:style>
    <style:style style:name="T6" style:family="text">
      <style:text-properties officeooo:rsid="0007f3ec"/>
    </style:style>
    <style:style style:name="T7" style:family="text">
      <style:text-properties officeooo:rsid="0009cd88"/>
    </style:style>
    <style:style style:name="T8" style:family="text">
      <style:text-properties fo:font-weight="normal" officeooo:rsid="0009cd88" style:font-weight-asian="normal" style:font-weight-complex="normal"/>
    </style:style>
    <style:style style:name="T9" style:family="text">
      <style:text-properties officeooo:rsid="000a7183"/>
    </style:style>
    <style:style style:name="T10" style:family="text">
      <style:text-properties officeooo:rsid="000c1bff"/>
    </style:style>
    <style:style style:name="T11" style:family="text">
      <style:text-properties style:font-size-asian="13pt"/>
    </style:style>
    <style:style style:name="T12" style:family="text">
      <style:text-properties officeooo:rsid="000de7dd"/>
    </style:style>
    <style:style style:name="T13" style:family="text">
      <style:text-properties officeooo:rsid="000e4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hapitre 6 : Bilan du projet</text:p>
      <text:p text:style-name="P1"/>
      <text:p text:style-name="P7"><text:span text:style-name="T1"/></text:p>
      <text:p text:style-name="P8">Une fois nous avons terminé notre projet, il convient de faire un bilan pour évaluer si les objectifs ont été atteints et recueillir les enseignements à tirer de cette nouvelle expérience pour s’améliorer les fois prochaines.</text:p>
      <text:p text:style-name="P7"/>
      <text:p text:style-name="P9"><text:span text:style-name="T1">Autocritique :</text:span> </text:p>
      <text:p text:style-name="P9"/>
      <text:p text:style-name="P3">Nous avons <text:span text:style-name="T5">arrivé de finir toutes les taches prévues</text:span> au départ dans le cahier des charges., <text:span text:style-name="T5">ci-dessous toutes les fonctionnalités traitées dans ce projet.</text:span></text:p>
      <text:list xml:id="list949761770" text:style-name="L1">
        <text:list-item>
          <text:p text:style-name="P4"><text:span text:style-name="T5">La création d’une bibliothèque de jeux sérieux.</text:span>.</text:p>
        </text:list-item>
        <text:list-item>
          <text:p text:style-name="P4"><text:span text:style-name="T5">Crée quatre jeux éducatifs, chaque jeu correspond à l’un des deux thèmes proposés dans le cahier des charges (Les langues et les sciences)</text:span>. </text:p>
        </text:list-item>
        <text:list-item>
          <text:p text:style-name="P10">Création d’un jeu <text:span text:style-name="T6">avec les outils du web et le mettre dans un site web.</text:span></text:p>
        </text:list-item>
        <text:list-item>
          <text:p text:style-name="P4">Déblocage de niveaux <text:span text:style-name="T5">pour chaque jeu</text:span>. </text:p>
        </text:list-item>
        <text:list-item>
          <text:p text:style-name="P4">Rendre l’application jouable sur tous les supports <text:span text:style-name="T6">(Android, IOS, Windows...)</text:span>. </text:p>
        </text:list-item>
      </text:list>
      <text:p text:style-name="P2"/>
      <text:p text:style-name="P5">Les trois premières fonctionnalités sont les plus importantes,<text:span text:style-name="T6"> donc elles sont</text:span> nécessaires à la réussite du projet, <text:span text:style-name="T6">autrement dit e</text:span>lles ont été implémentées avec succès. </text:p>
      <text:p text:style-name="P2"/>
      <text:p text:style-name="P12">Cependant, <text:span text:style-name="T7">grâce aux réunions avec nos professeurs </text:span><text:span text:style-name="T3">El Hassan Abdelwahed</text:span><text:span text:style-name="T7"> et </text:span><text:span text:style-name="T3">Qazdar Aimad</text:span><text:span text:style-name="T8">, </text:span>plusieurs idées initiales ont dû être abandonnées <text:span text:style-name="T7">au</text:span> cours de <text:span text:style-name="T7">ce </text:span>projet, <text:span text:style-name="T7">car ils nous donnent toujours des bonnes idées à appliquées ainsi les meilleures technologies à utiliser, ajoutant à cela qu’on a toujours le plaisir de travailler avec ils ainsi respecté leurs critiques constructives . En effet nous avons appliquer pleinement des idées, et bien analyser le projet ainsi une bonne conception afin d’obtenir des jeux éducatifs et pédagogiques pour l’enfant et qui respectent la pédagogie Montessori.</text:span></text:p>
      <text:p text:style-name="P11"/>
      <text:p text:style-name="P6"><text:span text:style-name="T9">Autrement dit, malgré le confinement n</text:span>ous sommes globalement satisfaits de notre gestion du temps <text:span text:style-name="T10">et notre résultat des jeux</text:span>, et nous pensons que notre équipe y a beaucoup contribué. L’expérience de créer un jeu de A à Z nous a beaucoup appris et nous a permis de mettre en œuvre beaucoup de concepts sur la gestion de projets <text:span text:style-name="T10">ainsi la bonne maîtrise des outils</text:span>.</text:p>
      <text:p text:style-name="P6"/>
      <text:p text:style-name="P6"/>
      <text:p text:style-name="P6"/>
      <text:p text:style-name="P6"/>
      <text:p text:style-name="P6"/>
      <text:p text:style-name="P6"/>
      <text:p text:style-name="P6"><text:soft-page-break/></text:p>
      <text:p text:style-name="P6"/>
      <text:p text:style-name="P18">Enseignements tirés : </text:p>
      <text:p text:style-name="P18"/>
      <text:p text:style-name="P16">Avant de commencer à dire les<text:span text:style-name="T11"> difficultés que nous avons rencontrées, nous voulons dire que ce projet a été un challenge pour nous deux, mais malgré ça ce projet nous a conduits à un véritable enrichissement.</text:span></text:p>
      <text:p text:style-name="P16"><text:span text:style-name="T11"/></text:p>
      <text:p text:style-name="P13"><text:span text:style-name="T10">Comme tout un projet informatique toujours il y a des enseignements à tirés, l</text:span>es difficultés que nous avons rencontrées tout au long du développement <text:span text:style-name="T10">des quatre jeux</text:span> nous ont permis de tirer des leçons et de gagner de l’expérience. </text:p>
      <text:p text:style-name="P13"/>
      <text:p text:style-name="P15">Dans un premier temps, <text:span text:style-name="T13">le grand problème que nous avons rencontré, c’est que on travail séparément chacun dans leur maison , donc on peut pas faire des réunions ensemble afin de voir les difficultés de chacun.</text:span></text:p>
      <text:p text:style-name="P15"/>
      <text:p text:style-name="P14"><text:span text:style-name="T13">Puis </text:span>la <text:span text:style-name="T10">maîtrise</text:span> de l’environnement d’<text:span text:style-name="T2">Unity</text:span> nous a demandé beaucoup de temps, et pour cela nous avons créé de nombreu<text:span text:style-name="T12">x</text:span> <text:span text:style-name="T12">jeux</text:span> de test afin de pouvoir nous familiariser avec l’outil, avant de commencer à travailler sur le véritable projet. </text:p>
      <text:p text:style-name="P14"/>
      <text:p text:style-name="P14">Malgré ces précautions, nous avons rencontré quelques difficultés sur le développement principal, <text:span text:style-name="T12">tout d’abord</text:span> <text:span text:style-name="T2">Unity</text:span> est un logiciel demandant beaucoup de ressources, ce qui a posé des petits problèmes d’efficacité lorsque nous nous retrouvions en groupe pour travailler, avec des ordinateurs portables aux capacités de calculs faibles pour travailler efficacement. </text:p>
      <text:p text:style-name="P14"/>
      <text:p text:style-name="P14">D’autres difficultés liées à <text:span text:style-name="T2">Unity</text:span> sont apparues, comme <text:span text:style-name="T4">Unity</text:span><text:span text:style-name="T12"> ne supporte par la langue arabe, cela nous à pousser de créer toutes les lettres sous forme des images cela nous a prendre beaucoup de temps.</text:span></text:p>
      <text:p text:style-name="P14"/>
      <text:p text:style-name="P14">Du point de vue du travail en équipe, nous avons dû apprendre à mieux <text:span text:style-name="T12">connaître</text:span> les capacités de chacun afin d’être efficaces sur le travail. L’avantage d’avoir passé du temps à analyser le projet avant de commencer à le développer, est que nous avons pu choisir les activités sur lesquelles nous étions chacun le plus performant. <text:s/></text:p>
      <text:p text:style-name="P14"/>
      <text:p text:style-name="P14"/>
      <text:p text:style-name="P14"/>
      <text:p text:style-name="P14"/>
      <text:p text:style-name="P14"/>
      <text:p text:style-name="P14"/>
      <text:p text:style-name="P14"><text:soft-page-break/></text:p>
      <text:p text:style-name="P19">Perspectives : </text:p>
      <text:p text:style-name="P14"/>
      <text:p text:style-name="P14">Ce projet peut avoir un avenir et continuer à être développé. La base étant créée, il est possible d’y ajouter autant de mini-jeux que nécessaire, il suffit de suivre simplement la démarche que nous avons appliquée pour créer chaque scène. Il est aussi possible de rajouter de nouvelles fonctionnalités, telles que l’amélioration des jeux existant en ajoutant d’autres niveaux (en augmentant la difficulté). Néanmoins, l’ajout de telles fonctionnalités nécessite d’avoir un contenu de base solide. Ainsi, en fournissant un travail cohérent, l’application peut avoir la possibilité de devenir virale, et continuer à être développée à fin de la rendre une école maternelle Montessori digitale ce qui nous pousserait à élargir notre équipe en recrutant des personnes experts de différents domaines (design, son … etc.) pour réaliser un énorme projet incitant les enfants à apprendre en jouant à notre application. Les perspectives de développement de cette application sont donc multiples, et l’expérience acquise durant ce projet nous permet d’affirmer qu’elles sont réalisables dans des temps honnê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Kreon" svg:font-family="Kre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1cm" fo:margin-bottom="2cm" fo:margin-left="1.455cm" fo:margin-right="1.15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4:00:14.284764830</meta:creation-date>
    <dc:date>2020-06-19T15:57:31.730823038</dc:date>
    <meta:editing-duration>PT23M19S</meta:editing-duration>
    <meta:editing-cycles>2</meta:editing-cycles>
    <meta:generator>LibreOffice/6.0.7.3$Linux_X86_64 LibreOffice_project/00m0$Build-3</meta:generator>
    <meta:document-statistic meta:table-count="0" meta:image-count="0" meta:object-count="0" meta:page-count="3" meta:paragraph-count="22" meta:word-count="775" meta:character-count="4854" meta:non-whitespace-character-count="4094"/>
  </office:meta>
</office:document-meta>
</file>